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create table student(id int primary key auto_increment,name varchar(20),class int);</text:p>
      <text:p text:style-name="Standard">Query OK, 0 rows affected (0.02 sec)</text:p>
      <text:p text:style-name="Standard"/>
      <text:p text:style-name="Standard">mysql&gt; insert into student(name,class) values("john",6);</text:p>
      <text:p text:style-name="Standard">Query OK, 1 row affected (0.01 sec)</text:p>
      <text:p text:style-name="Standard"/>
      <text:p text:style-name="Standard">mysql&gt; insert into student(name,class) values("alex",7);</text:p>
      <text:p text:style-name="Standard">Query OK, 1 row affected (0.00 sec)</text:p>
      <text:p text:style-name="Standard"/>
      <text:p text:style-name="Standard">mysql&gt; insert into student(name,class) values("smith",9);</text:p>
      <text:p text:style-name="Standard">Query OK, 1 row affected (0.00 sec)</text:p>
      <text:p text:style-name="Standard"/>
      <text:p text:style-name="Standard">mysql&gt; select * from student;</text:p>
      <text:p text:style-name="Standard">+----+-------+-------+</text:p>
      <text:p text:style-name="Standard">| id | name <text:s/>| class |</text:p>
      <text:p text:style-name="Standard">+----+-------+-------+</text:p>
      <text:p text:style-name="Standard">| <text:s/>1 | john <text:s/>| <text:s text:c="4"/>6 |</text:p>
      <text:p text:style-name="Standard">| <text:s/>2 | alex <text:s/>| <text:s text:c="4"/>7 |</text:p>
      <text:p text:style-name="Standard">| <text:s/>3 | smith | <text:s text:c="4"/>9 |</text:p>
      <text:p text:style-name="Standard">+----+-------+-------+</text:p>
      <text:p text:style-name="Standard">3 rows in set (0.00 sec)</text:p>
      <text:p text:style-name="Standard"/>
      <text:p text:style-name="Standard">mysql&gt; create table student_result(name varchar(20),msg varchar(50));</text:p>
      <text:p text:style-name="Standard">Query OK, 0 rows affected (0.02 sec)</text:p>
      <text:p text:style-name="Standard"/>
      <text:p text:style-name="Standard">mysql&gt; select * from student_result;</text:p>
      <text:p text:style-name="Standard">Empty set (0.00 sec)</text:p>
      <text:p text:style-name="Standard"/>
      <text:p text:style-name="Standard">mysql&gt; create trigger fourth</text:p>
      <text:p text:style-name="Standard"><text:s text:c="4"/>-&gt; after update on student</text:p>
      <text:p text:style-name="Standard"><text:s text:c="4"/>-&gt; for each row</text:p>
      <text:p text:style-name="Standard"><text:s text:c="4"/>-&gt; begin</text:p>
      <text:p text:style-name="Standard"><text:s text:c="4"/>-&gt; insert into student_result values(old.name,concat(old.name,",previous class:-",old.class,",new class:-",new.class));</text:p>
      <text:p text:style-name="Standard"><text:s text:c="4"/>-&gt; end;</text:p>
      <text:p text:style-name="Standard"><text:s text:c="4"/>-&gt; &amp;&amp;</text:p>
      <text:p text:style-name="Standard">Query OK, 0 rows affected (0.00 sec)</text:p>
      <text:p text:style-name="Standard"/>
      <text:p text:style-name="Standard">mysql&gt; update student set class=class+1;</text:p>
      <text:p text:style-name="Standard"><text:s text:c="4"/>-&gt; &amp;&amp;</text:p>
      <text:p text:style-name="Standard">Query OK, 3 rows affected (0.01 sec)</text:p>
      <text:p text:style-name="Standard">Rows matched: 3 <text:s/>Changed: 3 <text:s/>Warnings: 0</text:p>
      <text:p text:style-name="Standard"/>
      <text:p text:style-name="Standard">mysql&gt; select * from student;</text:p>
      <text:p text:style-name="Standard"><text:s text:c="4"/>-&gt; &amp;&amp;</text:p>
      <text:p text:style-name="Standard">+----+-------+-------+</text:p>
      <text:p text:style-name="Standard">| id | name <text:s/>| class |</text:p>
      <text:p text:style-name="Standard">+----+-------+-------+</text:p>
      <text:p text:style-name="Standard">| <text:s/>1 | john <text:s/>| <text:s text:c="4"/>7 |</text:p>
      <text:p text:style-name="Standard">| <text:s/>2 | alex <text:s/>| <text:s text:c="4"/>8 |</text:p>
      <text:p text:style-name="Standard">| <text:s/>3 | smith | <text:s text:c="3"/>10 |</text:p>
      <text:p text:style-name="Standard">+----+-------+-------+</text:p>
      <text:p text:style-name="Standard"><text:soft-page-break/>3 rows in set (0.00 sec)</text:p>
      <text:p text:style-name="Standard"/>
      <text:p text:style-name="Standard">mysql&gt; select * from student_result;&amp;&amp;</text:p>
      <text:p text:style-name="Standard">+-------+---------------------------------------+</text:p>
      <text:p text:style-name="Standard">| name <text:s/>| msg <text:s text:c="34"/>|</text:p>
      <text:p text:style-name="Standard">+-------+---------------------------------------+</text:p>
      <text:p text:style-name="Standard">| john <text:s/>| john,previous class:-6,new class:-7 <text:s text:c="2"/>|</text:p>
      <text:p text:style-name="Standard">| alex <text:s/>| alex,previous class:-7,new class:-8 <text:s text:c="2"/>|</text:p>
      <text:p text:style-name="Standard">| smith | smith,previous class:-9,new class:-10 |</text:p>
      <text:p text:style-name="Standard">+-------+---------------------------------------+</text:p>
      <text:p text:style-name="Standard">3 rows in set (0.00 sec)</text:p>
      <text:p text:style-name="Standard"/>
      <text:p text:style-name="Standard">mysql&gt; create table student_backup as select * from student where 1=2;</text:p>
      <text:p text:style-name="Standard"><text:s text:c="4"/>-&gt; &amp;&amp;</text:p>
      <text:p text:style-name="Standard">Query OK, 0 rows affected (0.02 sec)</text:p>
      <text:p text:style-name="Standard">Records: 0 <text:s/>Duplicates: 0 <text:s/>Warnings: 0</text:p>
      <text:p text:style-name="Standard"/>
      <text:p text:style-name="Standard">mysql&gt; select * from student_backup;&amp;&amp;</text:p>
      <text:p text:style-name="Standard">Empty set (0.00 sec)</text:p>
      <text:p text:style-name="Standard"/>
      <text:p text:style-name="Standard">mysql&gt; create trigger fifth</text:p>
      <text:p text:style-name="Standard"><text:s text:c="4"/>-&gt; before delete on student</text:p>
      <text:p text:style-name="Standard"><text:s text:c="4"/>-&gt; for each row</text:p>
      <text:p text:style-name="Standard"><text:s text:c="4"/>-&gt; begin </text:p>
      <text:p text:style-name="Standard"><text:s text:c="4"/>-&gt; insert into student_backup values(old.id,old.name,old.class);</text:p>
      <text:p text:style-name="Standard"><text:s text:c="4"/>-&gt; end;</text:p>
      <text:p text:style-name="Standard"><text:s text:c="4"/>-&gt; &amp;&amp;</text:p>
      <text:p text:style-name="Standard">Query OK, 0 rows affected (0.01 sec)</text:p>
      <text:p text:style-name="Standard"/>
      <text:p text:style-name="Standard">mysql&gt; delete from student where id=2;</text:p>
      <text:p text:style-name="Standard"><text:s text:c="4"/>-&gt; &amp;&amp;</text:p>
      <text:p text:style-name="Standard">Query OK, 1 row affected (0.01 sec)</text:p>
      <text:p text:style-name="Standard"/>
      <text:p text:style-name="Standard">mysql&gt; select * from student;&amp;&amp;</text:p>
      <text:p text:style-name="Standard">+----+-------+-------+</text:p>
      <text:p text:style-name="Standard">| id | name <text:s/>| class |</text:p>
      <text:p text:style-name="Standard">+----+-------+-------+</text:p>
      <text:p text:style-name="Standard">| <text:s/>1 | john <text:s/>| <text:s text:c="4"/>7 |</text:p>
      <text:p text:style-name="Standard">| <text:s/>3 | smith | <text:s text:c="3"/>10 |</text:p>
      <text:p text:style-name="Standard">+----+-------+-------+</text:p>
      <text:p text:style-name="Standard">2 rows in set (0.00 sec)</text:p>
      <text:p text:style-name="Standard"/>
      <text:p text:style-name="Standard">mysql&gt; select * from student_backup;&amp;&amp;</text:p>
      <text:p text:style-name="Standard">+----+------+-------+</text:p>
      <text:p text:style-name="Standard">| id | name | class |</text:p>
      <text:p text:style-name="Standard">+----+------+-------+</text:p>
      <text:p text:style-name="Standard">| <text:s/>2 | alex | <text:s text:c="4"/>8 |</text:p>
      <text:p text:style-name="Standard">+----+------+-------+</text:p>
      <text:p text:style-name="Standard">1 row in set (0.00 sec)</text:p>
      <text:p text:style-name="Standard"/>
      <text:p text:style-name="Standard">mysql&gt; create table total_sal_exp(expeness int);</text:p>
      <text:p text:style-name="Standard"><text:s text:c="4"/>-&gt; &amp;&amp;</text:p>
      <text:p text:style-name="Standard"><text:soft-page-break/>Query OK, 0 rows affected (0.01 sec)</text:p>
      <text:p text:style-name="Standard"/>
      <text:p text:style-name="Standard">mysql&gt; insert into total_sal_exp select sum(salary) from emp;</text:p>
      <text:p text:style-name="Standard"><text:s text:c="4"/>-&gt; &amp;&amp;</text:p>
      <text:p text:style-name="Standard">Query OK, 1 row affected (0.00 sec)</text:p>
      <text:p text:style-name="Standard">Records: 1 <text:s/>Duplicates: 0 <text:s/>Warnings: 0</text:p>
      <text:p text:style-name="Standard"/>
      <text:p text:style-name="Standard">mysql&gt; select * from total_sal_exp;&amp;&amp;</text:p>
      <text:p text:style-name="Standard">+----------+</text:p>
      <text:p text:style-name="Standard">| expeness |</text:p>
      <text:p text:style-name="Standard">+----------+</text:p>
      <text:p text:style-name="Standard">| <text:s text:c="2"/>298000 |</text:p>
      <text:p text:style-name="Standard">+----------+</text:p>
      <text:p text:style-name="Standard">1 row in set (0.00 sec)</text:p>
      <text:p text:style-name="Standard"/>
      <text:p text:style-name="Standard">ysql&gt; create trigger sixth</text:p>
      <text:p text:style-name="Standard"><text:s text:c="4"/>-&gt; after delete on emp</text:p>
      <text:p text:style-name="Standard"><text:s text:c="4"/>-&gt; for each row</text:p>
      <text:p text:style-name="Standard"><text:s text:c="4"/>-&gt; begin</text:p>
      <text:p text:style-name="Standard"><text:s text:c="4"/>-&gt; update total_sal_exp set expeness=expeness-old.salary;</text:p>
      <text:p text:style-name="Standard"><text:s text:c="4"/>-&gt; end;</text:p>
      <text:p text:style-name="Standard"><text:s text:c="4"/>-&gt; &amp;&amp;</text:p>
      <text:p text:style-name="Standard">Query OK, 0 rows affected (0.01 sec)</text:p>
      <text:p text:style-name="Standard"/>
      <text:p text:style-name="Standard">mysql&gt; delete from emp where id=7;</text:p>
      <text:p text:style-name="Standard"><text:s text:c="4"/>-&gt; &amp;&amp;</text:p>
      <text:p text:style-name="Standard">Query OK, 1 row affected (0.01 sec)</text:p>
      <text:p text:style-name="Standard"/>
      <text:p text:style-name="Standard">mysql&gt; select * from emp;</text:p>
      <text:p text:style-name="Standard"><text:s text:c="4"/>-&gt; &amp;&amp;</text:p>
      <text:p text:style-name="Standard">+----+--------+----------+--------+-----------+</text:p>
      <text:p text:style-name="Standard">| id | name <text:s text:c="2"/>| address <text:s/>| salary | dept <text:s text:c="5"/>|</text:p>
      <text:p text:style-name="Standard">+----+--------+----------+--------+-----------+</text:p>
      <text:p text:style-name="Standard">| <text:s/>1 | Ram <text:s text:c="3"/>| Andheri <text:s/>| <text:s/>35000 | HR <text:s text:c="7"/>|</text:p>
      <text:p text:style-name="Standard">| <text:s/>2 | Radha <text:s/>| NY <text:s text:c="6"/>| <text:s/>40000 | IT <text:s text:c="7"/>|</text:p>
      <text:p text:style-name="Standard">| <text:s/>3 | Sham <text:s text:c="2"/>| Dadar <text:s text:c="3"/>| <text:s/>45000 | admin <text:s text:c="4"/>|</text:p>
      <text:p text:style-name="Standard">| <text:s/>4 | Gita <text:s text:c="2"/>| Borivali | <text:s/>50000 | HR <text:s text:c="7"/>|</text:p>
      <text:p text:style-name="Standard">| <text:s/>5 | Sita <text:s text:c="2"/>| Bandra <text:s text:c="2"/>| <text:s/>30000 | IT <text:s text:c="7"/>|</text:p>
      <text:p text:style-name="Standard">| <text:s/>6 | Madhav | Virar <text:s text:c="3"/>| <text:s/>25000 | HR <text:s text:c="7"/>|</text:p>
      <text:p text:style-name="Standard">| <text:s/>8 | Raj <text:s text:c="3"/>| Borivali | <text:s/>20000 | Sales <text:s text:c="4"/>|</text:p>
      <text:p text:style-name="Standard">| <text:s/>9 | Rahul <text:s/>| Sam <text:s text:c="5"/>| <text:s/>20000 | Mangement |</text:p>
      <text:p text:style-name="Standard">+----+--------+----------+--------+-----------+</text:p>
      <text:p text:style-name="Standard">8 rows in set (0.00 sec)</text:p>
      <text:p text:style-name="Standard"/>
      <text:p text:style-name="Standard">mysql&gt; select * from total_sal_exp;</text:p>
      <text:p text:style-name="Standard"><text:s text:c="4"/>-&gt; &amp;&amp;</text:p>
      <text:p text:style-name="Standard">+----------+</text:p>
      <text:p text:style-name="Standard">| expeness |</text:p>
      <text:p text:style-name="Standard">+----------+</text:p>
      <text:p text:style-name="Standard">| <text:s text:c="2"/>265000 |</text:p>
      <text:p text:style-name="Standard">+----------+</text:p>
      <text:p text:style-name="Standard">1 row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3:33:31.161184386</meta:creation-date>
    <dc:date>2024-12-17T13:37:14.975756615</dc:date>
    <meta:editing-duration>PT3M44S</meta:editing-duration>
    <meta:editing-cycles>1</meta:editing-cycles>
    <meta:document-statistic meta:table-count="0" meta:image-count="0" meta:object-count="0" meta:page-count="3" meta:paragraph-count="132" meta:word-count="702" meta:character-count="4025" meta:non-whitespace-character-count="3206"/>
    <meta:generator>LibreOffice/7.3.7.2$Linux_X86_64 LibreOffice_project/30$Build-2</meta:generator>
  </office:meta>
</office:document-meta>
</file>